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Inter UI" svg:font-family="'Inter U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Inter UI" fo:font-size="16pt" fo:font-weight="bold" officeooo:rsid="00211dbd" officeooo:paragraph-rsid="00211dbd" style:font-size-asian="16pt" style:font-weight-asian="bold" style:font-size-complex="16pt" style:font-weight-complex="bold"/>
    </style:style>
    <style:style style:name="P3" style:family="paragraph" style:parent-style-name="Text_20_body">
      <style:text-properties fo:font-size="16pt" style:font-size-asian="16pt" style:font-size-complex="16pt"/>
    </style:style>
    <style:style style:name="P4" style:family="paragraph" style:parent-style-name="Footnote">
      <style:text-properties style:font-name="Inter UI" fo:font-size="16pt" fo:font-weight="bold" officeooo:rsid="00211dbd" officeooo:paragraph-rsid="00225c78" style:font-size-asian="16pt" style:font-weight-asian="bold" style:font-size-complex="16pt" style:font-weight-complex="bold"/>
    </style:style>
    <style:style style:name="P5" style:family="paragraph" style:parent-style-name="Footnote">
      <style:text-properties style:font-name="Inter UI" fo:font-size="16pt" fo:font-weight="bold" officeooo:rsid="00211dbd" officeooo:paragraph-rsid="0024293d" style:font-size-asian="16pt" style:font-weight-asian="bold" style:font-size-complex="16pt" style:font-weight-complex="bold"/>
    </style:style>
    <style:style style:name="P6" style:family="paragraph" style:parent-style-name="Footnote">
      <style:text-properties style:font-name="Inter UI" fo:font-size="16pt" fo:font-weight="bold" officeooo:rsid="001baf0c" officeooo:paragraph-rsid="00225c78" style:font-size-asian="16pt" style:font-weight-asian="bold" style:font-size-complex="16pt" style:font-weight-complex="bold"/>
    </style:style>
    <style:style style:name="P7" style:family="paragraph" style:parent-style-name="Footnote">
      <style:text-properties style:font-name="Inter UI" fo:font-size="16pt" fo:font-weight="bold" officeooo:rsid="001cecb5" officeooo:paragraph-rsid="0024293d" style:font-size-asian="16pt" style:font-weight-asian="bold" style:font-size-complex="16pt" style:font-weight-complex="bold"/>
    </style:style>
    <style:style style:name="P8" style:family="paragraph" style:parent-style-name="Affiliations">
      <style:text-properties officeooo:rsid="0007e0bd" officeooo:paragraph-rsid="001f5f6a"/>
    </style:style>
    <style:style style:name="P9" style:family="paragraph" style:parent-style-name="Affiliations">
      <style:text-properties officeooo:paragraph-rsid="001f5f6a"/>
    </style:style>
    <style:style style:name="P10" style:family="paragraph" style:parent-style-name="Text_20_body">
      <style:text-properties fo:font-size="16pt" style:font-size-asian="16pt" style:font-size-complex="16pt"/>
    </style:style>
    <style:style style:name="P11" style:family="paragraph" style:parent-style-name="Heading_20_2">
      <style:text-properties style:font-name="Inter UI" fo:font-size="16pt" fo:font-style="normal" style:font-size-asian="16pt" style:font-style-asian="normal" style:font-size-complex="16pt" style:font-style-complex="normal"/>
    </style:style>
    <style:style style:name="P12" style:family="paragraph" style:parent-style-name="Heading_20_2">
      <style:text-properties style:font-name="Inter UI" fo:font-size="16pt" fo:font-style="normal" officeooo:paragraph-rsid="0029a334" style:font-size-asian="16pt" style:font-style-asian="normal" style:font-size-complex="16pt" style:font-style-complex="normal"/>
    </style:style>
    <style:style style:name="P13" style:family="paragraph" style:parent-style-name="Footnote">
      <style:text-properties style:font-name="Inter UI" fo:font-size="16pt" fo:font-weight="bold" officeooo:rsid="001cecb5" officeooo:paragraph-rsid="0024293d" style:font-size-asian="16pt" style:font-weight-asian="bold" style:font-size-complex="16pt" style:font-weight-complex="bold"/>
    </style:style>
    <style:style style:name="P14" style:family="paragraph" style:parent-style-name="Footnote">
      <style:text-properties style:font-name="Inter UI" fo:font-size="16pt" fo:font-weight="bold" officeooo:rsid="001cecb5" officeooo:paragraph-rsid="00302916" style:font-size-asian="16pt" style:font-weight-asian="bold" style:font-size-complex="16pt" style:font-weight-complex="bold"/>
    </style:style>
    <style:style style:name="P15" style:family="paragraph" style:parent-style-name="Footnote">
      <style:text-properties style:font-name="Inter UI" fo:font-size="16pt" fo:font-weight="bold" officeooo:rsid="001cecb5" officeooo:paragraph-rsid="00314800" style:font-size-asian="16pt" style:font-weight-asian="bold" style:font-size-complex="16pt" style:font-weight-complex="bold"/>
    </style:style>
    <style:style style:name="P16" style:family="paragraph" style:parent-style-name="Footnote">
      <style:text-properties officeooo:paragraph-rsid="00314800"/>
    </style:style>
    <style:style style:name="P17" style:family="paragraph" style:parent-style-name="Authors">
      <style:text-properties fo:language="en" fo:country="GB" officeooo:rsid="0007e0bd" officeooo:paragraph-rsid="001f5f6a"/>
    </style:style>
    <style:style style:name="P18" style:family="paragraph" style:parent-style-name="Abstract_20__2b__20_Keywords">
      <style:text-properties fo:font-size="10pt" officeooo:paragraph-rsid="0028099e" style:font-size-asian="10pt" style:font-size-complex="10pt"/>
    </style:style>
    <style:style style:name="P19" style:family="paragraph" style:parent-style-name="Abstract_20__2b__20_Keywords">
      <style:text-properties officeooo:paragraph-rsid="001f5f6a"/>
    </style:style>
    <style:style style:name="P20" style:family="paragraph" style:parent-style-name="Title" style:master-page-name="Standard">
      <style:paragraph-properties fo:text-align="center" style:justify-single-word="false" style:page-number="auto"/>
      <style:text-properties officeooo:paragraph-rsid="0026879e"/>
    </style:style>
    <style:style style:name="P21" style:family="paragraph" style:parent-style-name="Title">
      <style:paragraph-properties fo:text-align="center" style:justify-single-word="false"/>
      <style:text-properties fo:language="en" fo:country="GB" officeooo:paragraph-rsid="0026879e"/>
    </style:style>
    <style:style style:name="P22" style:family="paragraph" style:parent-style-name="normal">
      <style:text-properties fo:font-size="10pt" officeooo:rsid="00225c78" style:font-size-asian="10pt" style:font-size-complex="10pt"/>
    </style:style>
    <style:style style:name="P23" style:family="paragraph" style:parent-style-name="normal">
      <loext:graphic-properties draw:fill="none" draw:fill-color="#ffffff"/>
      <style:paragraph-properties fo:margin-left="0in" fo:margin-right="0in" fo:margin-top="0.0598in" fo:margin-bottom="0.0598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Times New Roman" fo:font-size="10pt" officeooo:paragraph-rsid="0029a334" style:font-size-asian="10pt" style:font-size-complex="10pt"/>
    </style:style>
    <style:style style:name="P24" style:family="paragraph" style:parent-style-name="normal">
      <loext:graphic-properties draw:fill="none" draw:fill-color="#ffffff"/>
      <style:paragraph-properties fo:margin-left="0in" fo:margin-right="0in" fo:margin-top="0.0598in" fo:margin-bottom="0.0598in" loext:contextual-spacing="false" fo:line-height="100%" fo:text-align="start" style:justify-single-word="false" fo:keep-together="auto" fo:orphans="0" fo:widows="0" fo:text-indent="0in" style:auto-text-indent="false" fo:background-color="transparent" fo:padding="0in" fo:border="none" fo:keep-with-next="auto"/>
      <style:text-properties fo:font-size="10pt" officeooo:paragraph-rsid="002b8de9" style:font-size-asian="10pt" style:font-size-complex="10pt"/>
    </style:style>
    <style:style style:name="P25" style:family="paragraph" style:parent-style-name="normal">
      <loext:graphic-properties draw:fill="none" draw:fill-color="#ffffff"/>
      <style:paragraph-properties fo:margin-left="0in" fo:margin-right="0in" fo:margin-top="0.0598in" fo:margin-bottom="0.0598in" loext:contextual-spacing="false" fo:line-height="100%" fo:text-align="start" style:justify-single-word="false" fo:keep-together="auto" fo:orphans="0" fo:widows="0" fo:text-indent="0in" style:auto-text-indent="false" fo:background-color="transparent" fo:padding="0in" fo:border="none" fo:keep-with-next="auto"/>
      <style:text-properties fo:font-size="10pt" officeooo:paragraph-rsid="002ce069" style:font-size-asian="10pt" style:font-size-complex="10pt"/>
    </style:style>
    <style:style style:name="P26" style:family="paragraph" style:parent-style-name="normal">
      <loext:graphic-properties draw:fill="none" draw:fill-color="#ffffff"/>
      <style:paragraph-properties fo:margin-left="0in" fo:margin-right="0in" fo:margin-top="0.0598in" fo:margin-bottom="0.0598in" loext:contextual-spacing="false" fo:line-height="100%" fo:text-align="start" style:justify-single-word="false" fo:keep-together="auto" fo:orphans="0" fo:widows="0" fo:text-indent="0in" style:auto-text-indent="false" fo:background-color="transparent" fo:padding="0in" fo:border="none" fo:keep-with-next="auto"/>
      <style:text-properties officeooo:paragraph-rsid="002e5de7"/>
    </style:style>
    <style:style style:name="P27"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style:font-name="Times New Roman" fo:font-size="10pt" officeooo:paragraph-rsid="0029a334" style:font-size-asian="10pt" style:font-size-complex="10pt"/>
    </style:style>
    <style:style style:name="P28"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10pt" officeooo:paragraph-rsid="002a2a38" style:font-size-asian="10pt" style:font-size-complex="10pt"/>
    </style:style>
    <style:style style:name="P29"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10pt" officeooo:rsid="00225c78" officeooo:paragraph-rsid="002e5de7" style:font-size-asian="10pt" style:font-size-complex="10pt"/>
    </style:style>
    <style:style style:name="T1" style:family="text">
      <style:text-properties officeooo:rsid="001f5f6a"/>
    </style:style>
    <style:style style:name="T2" style:family="text">
      <style:text-properties fo:language="en" fo:country="GB"/>
    </style:style>
    <style:style style:name="T3" style:family="text">
      <style:text-properties fo:language="en" fo:country="GB" officeooo:rsid="0007e0bd"/>
    </style:style>
    <style:style style:name="T4" style:family="text">
      <style:text-properties fo:language="en" fo:country="GB" fo:font-weight="bold" style:font-weight-asian="bold" style:font-weight-complex="bold"/>
    </style:style>
    <style:style style:name="T5" style:family="text">
      <style:text-properties fo:language="en" fo:country="GB" officeooo:rsid="0025cdbd"/>
    </style:style>
    <style:style style:name="T6" style:family="text">
      <style:text-properties fo:font-size="10pt" fo:language="en" fo:country="GB" fo:font-weight="bold" style:font-size-asian="10pt" style:font-weight-asian="bold" style:font-size-complex="10pt" style:font-weight-complex="bold"/>
    </style:style>
    <style:style style:name="T7" style:family="text">
      <style:text-properties fo:font-size="10pt" fo:language="en" fo:country="GB" fo:font-weight="normal" officeooo:rsid="0007e0bd" style:font-size-asian="10pt" style:font-weight-asian="normal" style:font-size-complex="10pt" style:font-weight-complex="normal"/>
    </style:style>
    <style:style style:name="T8" style:family="text">
      <style:text-properties fo:font-size="10pt" style:font-size-asian="10pt" style:font-size-complex="10pt"/>
    </style:style>
    <style:style style:name="T9" style:family="text">
      <style:text-properties style:font-name="Times New Roman" fo:font-size="10pt" officeooo:rsid="001cecb5" style:font-size-asian="10pt" style:font-size-complex="10pt"/>
    </style:style>
    <style:style style:name="T10" style:family="text">
      <style:text-properties style:font-name="Times New Roman" fo:font-size="10pt" fo:font-style="italic" fo:font-weight="normal" style:font-size-asian="10pt" style:font-weight-asian="normal" style:font-size-complex="10pt" style:font-weight-complex="normal"/>
    </style:style>
    <style:style style:name="T11"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12" style:family="text">
      <style:text-properties style:font-name="Times New Roman" fo:font-size="10pt" fo:font-style="italic" fo:font-weight="normal" officeooo:rsid="001cecb5" style:font-size-asian="10pt" style:font-style-asian="italic" style:font-weight-asian="normal" style:font-size-complex="10pt" style:font-style-complex="italic" style:font-weight-complex="normal"/>
    </style:style>
    <style:style style:name="T13" style:family="text">
      <style:text-properties style:font-name="Times New Roman" fo:font-size="10pt" fo:font-style="italic" fo:font-weight="normal" officeooo:rsid="0024293d" style:font-size-asian="10pt" style:font-style-asian="italic" style:font-weight-asian="normal" style:font-size-complex="10pt" style:font-style-complex="italic" style:font-weight-complex="normal"/>
    </style:style>
    <style:style style:name="T14" style:family="text">
      <style:text-properties style:font-name="Times New Roman" fo:font-size="10pt" fo:font-style="italic" fo:font-weight="normal" officeooo:rsid="00302916" style:font-size-asian="10pt" style:font-style-asian="italic" style:font-weight-asian="normal" style:font-size-complex="10pt" style:font-style-complex="italic" style:font-weight-complex="normal"/>
    </style:style>
    <style:style style:name="T15" style:family="text">
      <style:text-properties style:font-name="Times New Roman" fo:font-size="10pt" fo:font-style="italic" fo:font-weight="normal" officeooo:rsid="00314800" style:font-size-asian="10pt" style:font-style-asian="italic" style:font-weight-asian="normal" style:font-size-complex="10pt" style:font-style-complex="italic" style:font-weight-complex="normal"/>
    </style:style>
    <style:style style:name="T16" style:family="text">
      <style:text-properties style:font-name="Times New Roman" fo:font-size="10pt" fo:font-style="normal" style:font-size-asian="10pt" style:font-style-asian="normal" style:font-size-complex="10pt" style:font-style-complex="normal"/>
    </style:style>
    <style:style style:name="T17" style:family="text">
      <style:text-properties style:font-name="Times New Roman" fo:font-size="10pt" fo:font-style="normal" officeooo:rsid="0024293d" style:font-size-asian="10pt" style:font-style-asian="normal" style:font-size-complex="10pt" style:font-style-complex="normal"/>
    </style:style>
    <style:style style:name="T18" style:family="text">
      <style:text-properties style:font-name="Times New Roman" fo:font-size="10pt" fo:font-style="normal" officeooo:rsid="00302916" style:font-size-asian="10pt" style:font-style-asian="normal" style:font-size-complex="10pt" style:font-style-complex="normal"/>
    </style:style>
    <style:style style:name="T19" style:family="text">
      <style:text-properties style:font-name="Times New Roman" fo:font-size="10pt" fo:font-style="normal" officeooo:rsid="00314800" style:font-size-asian="10pt" style:font-style-asian="normal" style:font-size-complex="10pt" style:font-style-complex="normal"/>
    </style:style>
    <style:style style:name="T20"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style:font-name="Times New Roman" fo:font-size="10pt" fo:font-style="normal" fo:font-weight="normal" officeooo:rsid="001cecb5" style:font-size-asian="10pt" style:font-style-asian="normal" style:font-weight-asian="normal" style:font-size-complex="10pt" style:font-style-complex="normal" style:font-weight-complex="normal"/>
    </style:style>
    <style:style style:name="T22" style:family="text">
      <style:text-properties style:font-name="Times New Roman" fo:font-size="10pt" fo:font-style="normal" fo:font-weight="normal" officeooo:rsid="00225c78" style:font-size-asian="10pt" style:font-style-asian="normal" style:font-weight-asian="normal" style:font-size-complex="10pt" style:font-style-complex="normal" style:font-weight-complex="normal"/>
    </style:style>
    <style:style style:name="T23" style:family="text">
      <style:text-properties style:font-name="Times New Roman" fo:font-size="10pt" fo:font-style="normal" fo:font-weight="normal" officeooo:rsid="0024293d" style:font-size-asian="10pt" style:font-style-asian="normal" style:font-weight-asian="normal" style:font-size-complex="10pt" style:font-style-complex="normal" style:font-weight-complex="normal"/>
    </style:style>
    <style:style style:name="T24" style:family="text">
      <style:text-properties style:font-name="Times New Roman" fo:font-size="10pt" fo:font-style="normal" fo:font-weight="normal" officeooo:rsid="00302916" style:font-size-asian="10pt" style:font-style-asian="normal" style:font-weight-asian="normal" style:font-size-complex="10pt" style:font-style-complex="normal" style:font-weight-complex="normal"/>
    </style:style>
    <style:style style:name="T25" style:family="text">
      <style:text-properties style:font-name="Times New Roman" fo:font-size="10pt" fo:font-style="normal" fo:font-weight="normal" officeooo:rsid="00314800" style:font-size-asian="10pt" style:font-style-asian="normal" style:font-weight-asian="normal" style:font-size-complex="10pt" style:font-style-complex="normal" style:font-weight-complex="normal"/>
    </style:style>
    <style:style style:name="T26" style:family="text">
      <style:text-properties style:font-name="Times New Roman" fo:font-size="10pt" fo:font-style="normal" fo:font-weight="bold" officeooo:rsid="00314800" style:font-size-asian="10pt" style:font-style-asian="normal" style:font-weight-asian="bold" style:font-size-complex="10pt" style:font-style-complex="normal" style:font-weight-complex="bold"/>
    </style:style>
    <style:style style:name="T27" style:family="text">
      <style:text-properties style:font-name="Times New Roman" fo:font-size="10pt" fo:font-weight="normal" officeooo:rsid="001cecb5" style:font-size-asian="10pt" style:font-weight-asian="normal" style:font-size-complex="10pt" style:font-weight-complex="normal"/>
    </style:style>
    <style:style style:name="T28" style:family="text">
      <style:text-properties style:font-name="Times New Roman" fo:font-size="10pt" fo:font-weight="normal" officeooo:rsid="00225c78" style:font-size-asian="10pt" style:font-weight-asian="normal" style:font-size-complex="10pt" style:font-weight-complex="normal"/>
    </style:style>
    <style:style style:name="T2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30"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fo:background-color="transparent" loext:char-shading-value="0" style:font-name-asian="Times New Roman1" style:font-size-asian="10pt" style:font-style-asian="italic" style:font-weight-asian="normal" style:font-name-complex="Times New Roman1" style:font-size-complex="10pt"/>
    </style:style>
    <style:style style:name="T31" style:family="text">
      <style:text-properties fo:font-variant="normal" fo:text-transform="none" fo:color="#000000" style:text-line-through-style="none" style:text-line-through-type="none" style:text-position="0% 100%" style:font-name="Times New Roman" fo:language="en" fo:country="GB" fo:font-style="normal" style:text-underline-style="none" fo:font-weight="normal" fo:background-color="transparent" loext:char-shading-value="0" style:font-name-asian="Times New Roman1" style:font-style-asian="normal" style:font-weight-asian="normal" style:font-name-complex="Times New Roman1" style:font-weight-complex="bold"/>
    </style:style>
    <style:style style:name="T32" style:family="text">
      <style:text-properties fo:font-variant="normal" fo:text-transform="none" fo:color="#000000" style:text-line-through-style="none" style:text-line-through-type="none" style:text-position="0% 100%" style:font-name="Times New Roman" fo:font-style="normal" style:text-underline-style="none" fo:font-weight="normal" fo:background-color="transparent" loext:char-shading-value="0" style:font-name-asian="Times New Roman1" style:font-style-asian="normal" style:font-weight-asian="normal" style:font-name-complex="Times New Roman1"/>
    </style:style>
    <style:style style:name="T33"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302916" fo:background-color="transparent" loext:char-shading-value="0" style:font-name-asian="Times New Roman1" style:font-style-asian="normal" style:font-weight-asian="normal" style:font-name-complex="Times New Roman1"/>
    </style:style>
    <style:style style:name="T34"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314800" fo:background-color="transparent" loext:char-shading-value="0" style:font-name-asian="Times New Roman1" style:font-style-asian="normal" style:font-weight-asian="normal" style:font-name-complex="Times New Roman1"/>
    </style:style>
    <style:style style:name="T35" style:family="text">
      <style:text-properties fo:font-variant="normal" fo:text-transform="none" fo:color="#000000" style:text-line-through-style="none" style:text-line-through-type="none" style:text-position="0% 100%" style:font-name="Times New Roman" fo:font-style="italic" style:text-underline-style="none" fo:font-weight="normal" fo:background-color="transparent" loext:char-shading-value="0" style:font-name-asian="Times New Roman1" style:font-style-asian="italic" style:font-weight-asian="normal" style:font-name-complex="Times New Roman1"/>
    </style:style>
    <style:style style:name="T36" style:family="text">
      <style:text-properties fo:font-variant="normal" fo:text-transform="none" fo:color="#000000" style:text-line-through-style="none" style:text-line-through-type="none" style:text-position="0% 100%" fo:font-style="normal" style:text-underline-style="none" fo:font-weight="normal" fo:background-color="transparent" loext:char-shading-value="0" style:font-name-asian="Times New Roman1" style:font-style-asian="normal" style:font-weight-asian="normal" style:font-name-complex="Times New Roman1"/>
    </style:style>
    <style:style style:name="T37" style:family="text">
      <style:text-properties officeooo:rsid="0029a3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3">The aesthetic </text:span><text:span text:style-name="T5">values</text:span><text:span text:style-name="T3"> of source code</text:span></text:p>
      <text:p text:style-name="P21">Doctoral Symposium</text:p>
      <text:p text:style-name="P17">Depaz Pierre</text:p>
      <text:p text:style-name="P9"><text:span text:style-name="T3">Universite Paris-3 Sorbonne-Nouvelle</text:span><text:span text:style-name="T2">, </text:span><text:span text:style-name="T3">Paris</text:span><text:span text:style-name="T2">, </text:span><text:span text:style-name="T3">France</text:span></text:p>
      <text:p text:style-name="P8"><text:bookmark text:name="OLE_LINK7"/><text:bookmark text:name="OLE_LINK8"/><text:bookmark text:name="OLE_LINK1"/><text:bookmark text:name="OLE_LINK2"/>pierre.depaz@sorbonne-nouvelle.fr</text:p>
      <text:p text:style-name="P18"><text:span text:style-name="T4">Abstract. </text:span><text:span text:style-name="T31">This paper presents the state of my doctoral research on the aesthetics of source code. The approach taken here is that of literary and linguistic analysis</text:span><text:span text:style-name="T4">:</text:span><text:span text:style-name="T31"> by treating source code as text, it becomes possible to identify discourses about what makes source code beautiful, values such as clarity, elegance, simplicity, efficiency. Due to the ambivalent position of source code as language that is understandable both by humans and machines, I aim at highlighting the multiple relationships between those aforementioned values. Through this process of identifying the aesthetic standards of source code, the role and influence of programming languages will also be touched upon, insofar as they provide the linguistic structure within which those aesthetic manifestations take place.</text:span></text:p>
      <text:p text:style-name="P19"><text:span text:style-name="T6">Keywords: </text:span><text:span text:style-name="T7">Source code, aesthetics, programming languages, elegance, clarity.</text:span></text:p>
      <text:h text:style-name="P12" text:outline-level="2"><text:span text:style-name="T37">1 </text:span>Purpose of the research, its importance to the field <text:span text:style-name="T1">and expected contributions</text:span></text:h>
      <text:p text:style-name="P27"><text:span text:style-name="T36">The purpose of this research is to identify what makes source code beautiful. At first somewhat counter-intuitive - why should something ultimately understood by a machine as binary voltage current be deemed “beautiful” or “ugly”?- the fact that source code can be aesthetically pleasing is acknowledged by programmers, digital artists and hobbyists alike. However, whether there are specific, identifiable formal mechanisms which can elicit beauty in code has yet to be clearly defined. These mec</text:span>hanisms can be engaged with b<text:span text:style-name="T36">y treating </text:span>code<text:span text:style-name="T36"> as literary text, asking questions about form, authorship, and readership in the context of written </text:span>software<text:span text:style-name="T36">, and how they relate to concepts of clarity, ele</text:span>gance,..., which are typically<text:span text:style-name="T36"> more closely related to code. The purpose of identifying the aesthetic properties of source code is to see to what extent these relate to, or differ from, the aesthetic properties of written language, and what is their relationship with the necessities of running code. By looking at the tension in what is at the same time a machine-readable text and a human-readable text, I aim at showing how different understandings of beauty inform each other.</text:span></text:p>
      <text:p text:style-name="P23"><text:span text:style-name="T36">This research intends to open up new readings of source code, using the lens of aesthetics in order to better understand code as a specific semantic apparatus, and not exclusively as a purely theoretical notion, or as an effective procedure. Particularly, this research contributes to the broader endeavor of demystifying code and bringing forward the shifting, diverse human aspects which come into play during the practice of writing and reading code, while at the same aiming to identify some of the forms that could inherently bring out beauty in what is both a tool for expression and for action.</text:span></text:p>
      <text:h text:style-name="P11" text:outline-level="2"><text:span text:style-name="T1">2 </text:span>Brief survey of background and related work</text:h>
      <text:p text:style-name="P28"><text:span text:style-name="T32">Overall, I’ve identified a dynamic which starts from a broad body of theoretical work establishing a definition of software as a socio-technical and cultural object (Mac</text:span><text:span text:style-name="T33">k</text:span><text:span text:style-name="T32">enzie, </text:span><text:span text:style-name="T33">2006</text:span><text:span text:style-name="T32">), moving </text:span>towards closer, <text:span text:style-name="T32">deliberate readings of source code in more recent work (Montfort et. al., </text:span><text:span text:style-name="T34">2012; </text:span><text:span text:style-name="T32">Paloque-Berges), complemented by an approach from the field of literary studies, </text:span><text:span text:style-name="T34">particularly around the works of Mark Marino and N. Katherine Hayles</text:span><text:span text:style-name="T32">. Source code in itself is more and more the object of focus of researchers, particularly in terms of </text:span><text:span text:style-name="T35">what written code means</text:span><text:span text:style-name="T32">, how it represents, and how it is represented (Cramer, 2005). However, little attention has been given to what formal properties it should exhibit to be qualified as “beautiful”, and what definitions of “beautiful” can source code fulfill.</text:span></text:p>
      <text:p text:style-name="P24"><text:soft-page-break/><text:span text:style-name="T32">Among those, the body of </text:span>works<text:span text:style-name="T32"> of self-defined </text:span><text:span text:style-name="T35">source code poetry</text:span><text:span text:style-name="T32"> has been given close attention, but yet again mostly in terms of socio-cultural practices; these focus particularly on staples such as Perl Poetry and well-known esoteric languages, and often stop short of linking back their findings to the broader corpus of “everyday source code”. Within the realm of “artistic code”, Paloque-Berges’s work is closest when it comes to analyzing the specific forms that source code poetry takes, and what relationships those forms have with natural languages. She does so by touching upon syntactical tokens that make Perl uniquely suited to this kind of endeavor, but also by providing larger theoretical frameworks, based on the idea of fiction (Goodman, 1978) and of practice (De Certeau, 1990), but not specifically on the </text:span><text:span text:style-name="T35">diction</text:span><text:span text:style-name="T32"> of code, on its formal </text:span>syntactic<text:span text:style-name="T32"> and semantic properties.</text:span></text:p>
      <text:p text:style-name="P25"><text:span text:style-name="T32">Among these different approaches, it is the </text:span><text:span text:style-name="T35">syntax/semantics</text:span><text:span text:style-name="T32"> axis which my research </text:span>aligns itself with<text:span text:style-name="T32">. Indeed, I hypothesize that it is possible to touch upon these other thematic axes through the lens of form. According to Cramer, “</text:span><text:span text:style-name="T35">formalisms […] have a cultural semantics of their own, even on the most primitive and basic level. With a cultural semantics, there inevitably is an aesthetics, subjectivity and politics in computing” </text:span><text:span text:style-name="T32">(Cramer, 2005). A formal analysis of what makes source code beautiful will complement the social, fictional, and practice-based approaches that existing studies have already addressed.</text:span></text:p>
      <text:h text:style-name="P11" text:outline-level="2"><text:span text:style-name="T1">3 </text:span>Description of the proposed approach <text:span text:style-name="T1">and current progress</text:span></text:h>
      <text:p text:style-name="P29"><text:span text:style-name="T32">The proposed approach is threefold: empirical, theoretical and artistic. The basis of this research is constituted of primary sources: source code available online, published in hobbyist magazines, commented in textbooks or published as artworks. The analysis of these texts, along with the discourses around those texts (comments, reviews, discussions) will help develop a heuristic to understand when and how the criteria of the beautiful is summoned among communities of programmers. This corpus, which has already been assembled, encompasses all ranges of project sizes, languages and periods.</text:span></text:p>
      <text:p text:style-name="P26"><text:span text:style-name="T29">The second component of this process will be to examine the findings from the analysis of this corpus </text:span><text:span text:style-name="T8">in</text:span><text:span text:style-name="T29"> light of the somewhat more traditional concepts of literary theory, such as authorship, reception, rhetorical figures, style, voice and layout, among others. This will establish a framework which takes into account both the practices and appreciations which are intrinsic to the communities of practice of source code, as well as further highlighting some unique aesthetic properties of code via literary methods of analysis. For example, there could be an exploration of the concept of </text:span><text:span text:style-name="T30">simplicity</text:span><text:span text:style-name="T29"> by comparing the programming paradigm </text:span><text:span text:style-name="T30">DRY</text:span><text:span text:style-name="T29"> (Don’t Repeat Yourself) and Barthes’ </text:span><text:span text:style-name="T30">writing degree zero </text:span><text:span text:style-name="T29">(Barthes, 1972)</text:span><text:span text:style-name="T30">.</text:span></text:p>
      <text:p text:style-name="P26"><text:span text:style-name="T29">Throughout this process, I intend to complement this approach by writing source code myself, putting into practice the concepts unearthed as the research unfolds, with the triple aim to (1) illustrate concepts developed in the second, theoretical, component of my approach, (2) possibly invalidate such concepts by showing their limitations in a concrete instance and (3) open up new pathways for thinking through what can make code beautiful.</text:span></text:p>
      <text:p text:style-name="P22"><text:span text:style-name="T32">This research project is currently in the </text:span>phase<text:span text:style-name="T32"> of analyzing the corpus in order to extract repeating patterns which seem to define beautiful code; the immediate following phase will then be to relate those patterns to existing approaches in literary theory and aesthetic philosophy, in order to investigate if the same word (.e.g “clarity”) mean</text:span>s<text:span text:style-name="T32"> the same thing in two different fields, and how possibly divergent </text:span>meanings<text:span text:style-name="T32"> could enrich each other.</text:span></text:p>
      <text:p text:style-name="P3"/>
      <text:p text:style-name="P3"/>
      <text:p text:style-name="P3"/>
      <text:p text:style-name="P3"/>
      <text:p text:style-name="P3"/>
      <text:p text:style-name="P2"><text:soft-page-break/>References</text:p>
      <text:p text:style-name="P4"><text:span text:style-name="T9">Barthes, Roland</text:span><text:span text:style-name="T27">, </text:span><text:bookmark text:name="CITEREFBarthes19721"/><text:span text:style-name="T28">1972, </text:span><text:span text:style-name="Citation"><text:span text:style-name="T10">Le Degré zéro de l'écriture suivi de Nouveaux essais critiques, </text:span></text:span><text:span text:style-name="Citation"><text:span text:style-name="T22">Paris: </text:span></text:span><text:span text:style-name="Citation"><text:span text:style-name="T21">Editions du Seuil.</text:span></text:span></text:p>
      <text:p text:style-name="P5"><text:span text:style-name="Citation"><text:span text:style-name="T17">Chandra, Vikram</text:span></text:span><text:span text:style-name="Citation"><text:span text:style-name="T23">, 2014, </text:span></text:span><text:span text:style-name="Citation"><text:span text:style-name="T13">Geek Sublime: The Beauty Of Code</text:span></text:span><text:span text:style-name="Citation"><text:span text:style-name="T23">, Port Townsend, WA: Graywolf Press.</text:span></text:span></text:p>
      <text:p text:style-name="P6"><text:span text:style-name="Citation"><text:span text:style-name="T16">Cramer, Florian</text:span></text:span><text:span text:style-name="Citation"><text:span text:style-name="T20">, </text:span></text:span><text:span text:style-name="Citation"><text:span text:style-name="T22">2005, </text:span></text:span><text:span text:style-name="Citation"><text:span text:style-name="T11">Words Made Flesh: Code, Culture, Imagination</text:span></text:span><text:span text:style-name="Citation"><text:span text:style-name="T20">, </text:span></text:span><text:span text:style-name="Citation"><text:span text:style-name="T22">Rotterdam: </text:span></text:span><text:span text:style-name="Citation"><text:span text:style-name="T20">Piet Zwart Institute.</text:span></text:span></text:p>
      <text:p text:style-name="P7"><text:span text:style-name="Citation"><text:span text:style-name="T16">De Certeau, Michel</text:span></text:span><text:span text:style-name="Citation"><text:span text:style-name="T21">, </text:span></text:span><text:span text:style-name="Citation"><text:span text:style-name="T23">1990, </text:span></text:span><text:span text:style-name="Citation"><text:span text:style-name="T12">L’Invention du Quotidien,</text:span></text:span><text:span text:style-name="Citation"><text:span text:style-name="T21"> </text:span></text:span><text:span text:style-name="Citation"><text:span text:style-name="T23">Paris: </text:span></text:span><text:span text:style-name="Citation"><text:span text:style-name="T21">Editions Gallimard.</text:span></text:span></text:p>
      <text:p text:style-name="P7"><text:span text:style-name="Citation"><text:span text:style-name="T16">Goodman, Nelson</text:span></text:span><text:span text:style-name="Citation"><text:span text:style-name="T20">, </text:span></text:span><text:span text:style-name="Citation"><text:span text:style-name="T23">1978, </text:span></text:span><text:span text:style-name="Citation"><text:span text:style-name="T11">Ways of World-making</text:span></text:span><text:span text:style-name="Citation"><text:span text:style-name="T20">, </text:span></text:span><text:span text:style-name="Citation"><text:span text:style-name="T23">Indianapolis, IN: </text:span></text:span><text:span text:style-name="Citation"><text:span text:style-name="T20">Hackett Publishing Company.</text:span></text:span></text:p>
      <text:p text:style-name="P14"><text:span text:style-name="Citation"><text:span text:style-name="T18">Mackenzie, Adrian</text:span></text:span><text:span text:style-name="Citation"><text:span text:style-name="T24">. 2006. </text:span></text:span><text:span text:style-name="Citation"><text:span text:style-name="T14">Cutting Code: Software and Sociality</text:span></text:span><text:span text:style-name="Citation"><text:span text:style-name="T24">. New York, NY: Peter Lang.</text:span></text:span></text:p>
      <text:p text:style-name="P16"><text:span text:style-name="Citation"><text:span text:style-name="T26">Montfort, Nick et. al</text:span></text:span><text:span text:style-name="Citation"><text:span text:style-name="T25">., 2012, 10 PRINT CHR$(205.5+RND(1)); : GOTO 10, Boston, MA: The MIT Press.</text:span></text:span></text:p>
      <text:p text:style-name="P15"><text:span text:style-name="Citation"><text:span text:style-name="T19">Paloque-Berges, Camille</text:span></text:span><text:span text:style-name="Citation"><text:span text:style-name="T25">, 2009. </text:span></text:span><text:span text:style-name="Citation"><text:span text:style-name="T15">Poétique des codes sur le réseau informatique, </text:span></text:span><text:span text:style-name="Citation"><text:span text:style-name="T25">Paris, Editions des Archives Contemporain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Inter UI" svg:font-family="'Inter U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Authors" style:family="paragraph" style:parent-style-name="Standard" style:default-outline-level="">
      <style:paragraph-properties fo:text-align="center" style:justify-single-word="false"/>
      <style:text-properties fo:font-size="11pt" style:font-size-asian="11pt" style:font-size-complex="11pt"/>
    </style:style>
    <style:style style:name="Affiliations" style:family="paragraph" style:parent-style-name="Authors" style:default-outline-level="">
      <style:paragraph-properties fo:margin-top="0in" fo:margin-bottom="0in" loext:contextual-spacing="false"/>
      <style:text-properties fo:font-size="9pt" style:font-size-asian="9pt" style:font-size-complex="9pt"/>
    </style:style>
    <style:style style:name="Title" style:family="paragraph" style:parent-style-name="Standard" style:next-style-name="Standard" style:default-outline-level="" style:class="chapter">
      <style:paragraph-properties fo:margin-top="0in" fo:margin-bottom="0.139in" loext:contextual-spacing="true"/>
      <style:text-properties style:font-name="Calibri" fo:font-family="Calibri" style:font-family-generic="roman" style:font-pitch="variable" fo:font-size="24pt" fo:letter-spacing="0.0035in" style:letter-kerning="true" style:font-name-asian="ＭＳ ゴシック" style:font-family-asian="'ＭＳ ゴシック'" style:font-family-generic-asian="system" style:font-pitch-asian="variable" style:font-size-asian="24pt" style:font-name-complex="Tahoma" style:font-family-complex="Tahoma" style:font-family-generic-complex="system" style:font-pitch-complex="variable" style:font-size-complex="26pt"/>
    </style:style>
    <style:style style:name="Abstract_20__2b__20_Keywords" style:display-name="Abstract + Keywords" style:family="paragraph" style:parent-style-name="Standard" style:default-outline-level="">
      <style:paragraph-properties fo:margin-top="0.139in" fo:margin-bottom="0.139in" loext:contextual-spacing="false"/>
    </style:style>
    <style:style style:name="normal" style:family="paragraph" style:default-outline-level="">
      <style:paragraph-properties fo:text-align="start" style:justify-single-word="false" fo:orphans="0" fo:widows="0" style:writing-mode="lr-tb"/>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02-03T11:21:50.229294113</dc:date>
    <meta:editing-duration>PT55M41S</meta:editing-duration>
    <meta:editing-cycles>19</meta:editing-cycles>
    <meta:generator>LibreOffice/6.2.7.1$Linux_X86_64 LibreOffice_project/20$Build-1</meta:generator>
    <meta:document-statistic meta:table-count="0" meta:image-count="0" meta:object-count="0" meta:page-count="3" meta:paragraph-count="29" meta:word-count="1260" meta:character-count="8290" meta:non-whitespace-character-count="7058"/>
  </office:meta>
</office:document-meta>
</file>